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tipo&gt;[escopo opcional]: &lt;descrição&gt; </text:p>
      <text:p text:style-name="P1">[corpo opcional] </text:p>
      <text:p text:style-name="P1">[rodapé(s) opcional(is)]</text:p>
      <text:p text:style-name="P1"/>
      <text:p text:style-name="P1">feat: adicionado a nova estrutura de pastas do frontend</text:p>
      <text:p text:style-name="P1">docs: ortografia correta de CHANGELOG</text:p>
      <text:p text:style-name="P1">test: testes realizados (documentação)</text:p>
      <text:p text:style-name="P1">fix: corrige pequenos erros de digitação no código</text:p>
      <text:p text:style-name="P1">fix(ProdutoApi): retirando variável do path da API e ajustando logger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2:43:08.608314250</meta:creation-date>
    <dc:date>2022-07-05T12:55:17.191523046</dc:date>
    <meta:editing-duration>PT12M6S</meta:editing-duration>
    <meta:editing-cycles>9</meta:editing-cycles>
    <meta:generator>LibreOffice/7.3.1.3$Linux_X86_64 LibreOffice_project/30$Build-3</meta:generator>
    <meta:document-statistic meta:table-count="0" meta:image-count="0" meta:object-count="0" meta:page-count="1" meta:paragraph-count="8" meta:word-count="43" meta:character-count="328" meta:non-whitespace-character-count="291"/>
  </office:meta>
</office:document-meta>
</file>